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91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72.1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24.55pt"/>
    </style:style>
    <style:style style:name="co6" style:family="table-column">
      <style:table-column-properties fo:break-before="auto" style:column-width="66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D_WRC_p-value" table:style-name="ta1">
        <table:shapes>
          <draw:frame draw:z-index="0" draw:style-name="gr1" draw:text-style-name="P1" svg:width="453.51pt" svg:height="255.09pt" svg:x="429.14pt" svg:y="23.95pt">
            <draw:object draw:notify-on-update-of-ranges="'2D_WRC_p-value'.F2:'2D_WRC_p-value'.F2 '2D_WRC_p-value'.D2:'2D_WRC_p-value'.D9 '2D_WRC_p-value'.E2:'2D_WRC_p-value'.E9 '2D_WRC_p-value'.F12:'2D_WRC_p-value'.F12 '2D_WRC_p-value'.D10:'2D_WRC_p-value'.D17 '2D_WRC_p-value'.E10:'2D_WRC_p-value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vg_incrt</text:p>
          </table:table-cell>
          <table:table-cell office:value-type="string" calcext:value-type="string">
            <text:p>avg_incrt_w_n</text:p>
          </table:table-cell>
          <table:table-cell office:value-type="string" calcext:value-type="string">
            <text:p>avg_pval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uccess_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0866249638244106" calcext:value-type="float">
            <text:p>0.00086624963824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0603028997339748" calcext:value-type="float">
            <text:p>0.0006030289973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465244962149029" calcext:value-type="float">
            <text:p>0.000465244962149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9865" calcext:value-type="float">
            <text:p>0.9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384891002801235" calcext:value-type="float">
            <text:p>0.000384891002801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324615737606113" calcext:value-type="float">
            <text:p>0.000324615737606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0.9915" calcext:value-type="float">
            <text:p>0.9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0278570140200672" calcext:value-type="float">
            <text:p>0.000278570140201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245768300292156" calcext:value-type="float">
            <text:p>0.00024576830029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220970793256637" calcext:value-type="float">
            <text:p>0.000220970793257</text:p>
          </table:table-cell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float" office:value="0.9935" calcext:value-type="float">
            <text:p>0.9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4999999999991" calcext:value-type="float">
            <text:p>0.062499999999999</text:p>
          </table:table-cell>
          <table:table-cell office:value-type="float" office:value="0.0209250000000001" calcext:value-type="float">
            <text:p>0.020925</text:p>
          </table:table-cell>
          <table:table-cell office:value-type="float" office:value="0.000697585791664764" calcext:value-type="float">
            <text:p>0.00069758579166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2249999999994" calcext:value-type="float">
            <text:p>0.047224999999999</text:p>
          </table:table-cell>
          <table:table-cell office:value-type="float" office:value="0.0155000000000001" calcext:value-type="float">
            <text:p>0.0155</text:p>
          </table:table-cell>
          <table:table-cell office:value-type="float" office:value="0.000482368656614229" calcext:value-type="float">
            <text:p>0.000482368656614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0.9615" calcext:value-type="float">
            <text:p>0.9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7499999999996" calcext:value-type="float">
            <text:p>0.036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376384754327853" calcext:value-type="float">
            <text:p>0.000376384754328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.9705" calcext:value-type="float">
            <text:p>0.9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28749999999997" calcext:value-type="float">
            <text:p>0.032875</text:p>
          </table:table-cell>
          <table:table-cell office:value-type="float" office:value="0.0141500000000001" calcext:value-type="float">
            <text:p>0.01415</text:p>
          </table:table-cell>
          <table:table-cell office:value-type="float" office:value="0.00030541834110921" calcext:value-type="float">
            <text:p>0.000305418341109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82999999999999" calcext:value-type="float">
            <text:p>0.0283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00257414267443433" calcext:value-type="float">
            <text:p>0.000257414267443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 office:value-type="float" office:value="0.9745" calcext:value-type="float">
            <text:p>0.97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40249999999999" calcext:value-type="float">
            <text:p>0.02402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00221390348997817" calcext:value-type="float">
            <text:p>0.000221390348998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9685" calcext:value-type="float">
            <text:p>0.9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30499999999999" calcext:value-type="float">
            <text:p>0.02305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00198482028230106" calcext:value-type="float">
            <text:p>0.00019848202823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179263843934883" calcext:value-type="float">
            <text:p>0.000179263843935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float" office:value="0.9725" calcext:value-type="float">
            <text:p>0.9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4T18:16:51.301818674</dc:date>
    <meta:editing-duration>PT6M36S</meta:editing-duration>
    <meta:editing-cycles>1</meta:editing-cycles>
    <meta:document-statistic meta:table-count="1" meta:cell-count="11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47cm" svg:y="3.951cm" style:legend-expansion="high" chart:style-name="ch2"/>
        <chart:plot-area chart:style-name="ch3" table:cell-range-address="'2D_WRC_p-value'.D2:'2D_WRC_p-value'.E9 '2D_WRC_p-value'.F2:'2D_WRC_p-value'.F2 '2D_WRC_p-value'.F12:'2D_WRC_p-value'.F12 '2D_WRC_p-value'.D10:'2D_WRC_p-value'.D17" chart:data-source-has-labels="row" svg:x="0.32cm" svg:y="0.18cm" svg:width="13.807cm" svg:height="8.64cm">
          <chartooo:coordinate-region svg:x="1.708cm" svg:y="0.38cm" svg:width="1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D_WRC_p-value'.D2:'2D_WRC_p-value'.D9" chart:label-cell-address="'2D_WRC_p-value'.F2:'2D_WRC_p-value'.F2" chart:class="chart:scatter">
            <chart:domain table:cell-range-address="'2D_WRC_p-value'.E2:'2D_WRC_p-value'.E9"/>
            <chart:data-point chart:repeated="8"/>
          </chart:series>
          <chart:series chart:style-name="ch7" chart:values-cell-range-address="'2D_WRC_p-value'.D10:'2D_WRC_p-value'.D17" chart:label-cell-address="'2D_WRC_p-value'.F12:'2D_WRC_p-value'.F12" chart:class="chart:scatter">
            <chart:domain table:cell-range-address="'2D_WRC_p-value'.E10:'2D_WRC_p-value'.E1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</text:p>
                <draw:g>
                  <svg:desc>'2D_WRC_p-value'.F2:'2D_WRC_p-value'.F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</text:p>
                <draw:g>
                  <svg:desc>'2D_WRC_p-value'.F12:'2D_WRC_p-value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2D_WRC_p-value'.E2:'2D_WRC_p-value'.E9</svg:desc>
                </draw:g>
              </table:table-cell>
              <table:table-cell office:value-type="float" office:value="0.000866249638244106">
                <text:p>0.000866249638244106</text:p>
                <draw:g>
                  <svg:desc>'2D_WRC_p-value'.D2:'2D_WRC_p-value'.D9</svg:desc>
                </draw:g>
              </table:table-cell>
              <table:table-cell office:value-type="float" office:value="500">
                <text:p>500</text:p>
                <draw:g>
                  <svg:desc>'2D_WRC_p-value'.E10:'2D_WRC_p-value'.E17</svg:desc>
                </draw:g>
              </table:table-cell>
              <table:table-cell office:value-type="float" office:value="0.000697585791664764">
                <text:p>0.000697585791664764</text:p>
                <draw:g>
                  <svg:desc>'2D_WRC_p-value'.D10:'2D_WRC_p-value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000603028997339748">
                <text:p>0.000603028997339748</text:p>
              </table:table-cell>
              <table:table-cell office:value-type="float" office:value="700">
                <text:p>700</text:p>
              </table:table-cell>
              <table:table-cell office:value-type="float" office:value="0.000482368656614229">
                <text:p>0.00048236865661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.000465244962149029">
                <text:p>0.000465244962149029</text:p>
              </table:table-cell>
              <table:table-cell office:value-type="float" office:value="900">
                <text:p>900</text:p>
              </table:table-cell>
              <table:table-cell office:value-type="float" office:value="0.000376384754327853">
                <text:p>0.000376384754327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.000384891002801235">
                <text:p>0.000384891002801235</text:p>
              </table:table-cell>
              <table:table-cell office:value-type="float" office:value="1100">
                <text:p>1100</text:p>
              </table:table-cell>
              <table:table-cell office:value-type="float" office:value="0.00030541834110921">
                <text:p>0.00030541834110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.000324615737606113">
                <text:p>0.000324615737606113</text:p>
              </table:table-cell>
              <table:table-cell office:value-type="float" office:value="1300">
                <text:p>1300</text:p>
              </table:table-cell>
              <table:table-cell office:value-type="float" office:value="0.000257414267443433">
                <text:p>0.000257414267443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000278570140200672">
                <text:p>0.000278570140200672</text:p>
              </table:table-cell>
              <table:table-cell office:value-type="float" office:value="1500">
                <text:p>1500</text:p>
              </table:table-cell>
              <table:table-cell office:value-type="float" office:value="0.000221390348997817">
                <text:p>0.000221390348997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.000245768300292156">
                <text:p>0.000245768300292156</text:p>
              </table:table-cell>
              <table:table-cell office:value-type="float" office:value="1700">
                <text:p>1700</text:p>
              </table:table-cell>
              <table:table-cell office:value-type="float" office:value="0.000198482028230106">
                <text:p>0.00019848202823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">
                <text:p>1900</text:p>
              </table:table-cell>
              <table:table-cell office:value-type="float" office:value="0.000220970793256637">
                <text:p>0.000220970793256637</text:p>
              </table:table-cell>
              <table:table-cell office:value-type="float" office:value="1900">
                <text:p>1900</text:p>
              </table:table-cell>
              <table:table-cell office:value-type="float" office:value="0.000179263843934883">
                <text:p>0.000179263843934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